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sans-serif"/>
    <style:font-face style:name="SourceSansPro" svg:font-family="SourceSansPr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.139in" loext:contextual-spacing="false" fo:line-height="165%" fo:text-align="justify" style:justify-single-word="false" style:writing-mode="lr-tb"/>
      <style:text-properties fo:font-variant="normal" fo:text-transform="none" fo:color="#000000" style:text-line-through-style="none" style:text-line-through-type="none" style:font-name="Open Sans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in" fo:margin-bottom="0.139in" loext:contextual-spacing="false" fo:line-height="165%" fo:text-align="justify" style:justify-single-word="false" style:writing-mode="lr-tb"/>
      <style:text-properties fo:font-weight="normal"/>
    </style:style>
    <style:style style:name="P3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text-line-through-style="none" style:text-line-through-type="none" style:font-name="Open Sans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 style:list-style-name="L1">
      <loext:graphic-properties draw:fill="none" draw:fill-color="#ffffff"/>
      <style:paragraph-properties fo:margin-left="0.5in" fo:margin-right="0in" fo:margin-top="0in" fo:margin-bottom="0in" loext:contextual-spacing="false" fo:line-height="165%" fo:text-align="justify" style:justify-single-word="false" fo:text-indent="0in" style:auto-text-indent="false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Open Sans" fo:font-size="11pt" fo:font-style="normal" style:text-underline-style="none" fo:font-weight="normal" style:text-blinking="false"/>
    </style:style>
    <style:style style:name="P5" style:family="paragraph" style:parent-style-name="Text_20_body">
      <style:paragraph-properties fo:margin-left="0.5in" fo:margin-right="0in" fo:margin-top="0in" fo:margin-bottom="0.139in" loext:contextual-spacing="false" fo:line-height="165%" fo:text-align="justify" style:justify-single-word="false" fo:text-indent="0in" style:auto-text-indent="false" style:writing-mode="lr-tb"/>
      <style:text-properties fo:font-weight="normal"/>
    </style:style>
    <style:style style:name="P6" style:family="paragraph" style:parent-style-name="Text_20_body" style:list-style-name="L1">
      <loext:graphic-properties draw:fill="none" draw:fill-color="#ffffff"/>
      <style:paragraph-properties fo:margin-left="0.5in" fo:margin-right="0in" fo:margin-top="0in" fo:margin-bottom="0.139in" loext:contextual-spacing="false" fo:line-height="165%" fo:text-align="justify" style:justify-single-word="false" fo:text-indent="0in" style:auto-text-indent="false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Open Sans" fo:font-size="11pt" fo:font-style="normal" style:text-underline-style="none" fo:font-weight="normal" style:text-blinking="false"/>
    </style:style>
    <style:style style:name="T1" style:family="text">
      <style:text-properties fo:font-variant="normal" fo:text-transform="none" fo:color="#303030" style:font-name="SourceSansPro" fo:font-size="12pt" fo:letter-spacing="normal" fo:font-style="normal" fo:font-weight="normal"/>
    </style:style>
    <style:style style:name="T2" style:family="text">
      <style:text-properties fo:font-variant="normal" fo:text-transform="none" fo:color="#303030" fo:letter-spacing="normal"/>
    </style:style>
    <style:style style:name="T3" style:family="text">
      <style:text-properties fo:font-variant="normal" fo:text-transform="none" fo:color="#000000" style:text-line-through-style="none" style:text-line-through-type="none" style:font-name="Open Sans" fo:font-size="11pt" fo:font-style="normal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Open Sans" fo:font-size="11pt" fo:font-style="normal" style:text-underline-style="none" officeooo:rsid="0014f1a8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Open Sans" fo:font-size="11pt" fo:font-style="normal" style:text-underline-style="none" fo:font-weight="bold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7" style:family="text">
      <style:text-properties fo:color="#303030" style:font-name="SourceSansPro" fo:font-size="12pt" fo:letter-spacing="normal"/>
    </style:style>
    <style:style style:name="T8" style:family="text">
      <style:text-properties fo:background-color="transparent" loext:char-shading-value="0"/>
    </style:style>
    <style:style style:name="T9" style:family="text">
      <style:text-properties fo:font-weight="bold" fo:background-color="transparent" loext:char-shading-value="0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 text:name="docs-internal-guid-15b06f85-7fff-00d3-61e4-b84076df62d0"/><text:span text:style-name="T7">Cuando vamos a contratar un servicio de turismo como un vuelo o un hotel, tenemos que solicitar cada uno por separado. Vamos a crear un sistema que  permita realizar la búsqueda de hotel y vuelo en un mismo pedido. Para esto será necesario interactuar con dos sistemas.</text:span></text:p>
      <text:p text:style-name="P2"><text:bookmark text:name="docs-internal-guid-1b906700-7fff-6e0e-eda7-e37620a92eff"/><text:span text:style-name="T4">T</text:span><text:span text:style-name="T3">enemos </text:span><text:span text:style-name="T5">ya implementados</text:span><text:span text:style-name="T6"> </text:span><text:span text:style-name="T3">los sistema de vuelo y  hoteles que poseen la funcionalidad de búsqueda según:</text:span></text:p>
      <text:list xml:id="list241393324" text:style-name="L1">
        <text:list-item>
          <text:p text:style-name="P4"><text:span text:style-name="T9">Búsqueda vuelo</text:span><text:span text:style-name="T8">: por fecha de salida,  fecha de regreso, origen y destino.</text:span></text:p>
        </text:list-item>
        <text:list-item>
          <text:p text:style-name="P6"><text:span text:style-name="T9">Búsqueda hotel</text:span><text:span text:style-name="T8">: por fecha de entrada, fecha de salida, ciudad.</text:span></text:p>
        </text:list-item>
      </text:list>
      <text:p text:style-name="P5"><text:span text:style-name="T3">Se implementará una simple fachada que permita exponer un </text:span><text:span text:style-name="T5">método que realice las búsquedas</text:span><text:span text:style-name="T3">, encargándose en interactuar con los sistemas de búsqueda y no tener que lidiar con la complejidad de dichos sistemas desde el método main. </text:span></text:p>
      <text:p text:style-name="P1">Se necesita visualizar por pantalla qué vuelos y hoteles están disponibles. Los parámetros de búsqueda son solamente la ciudad del hotel (String), que es la misma que la del destino del vuelo, y la fecha desde-donde, que es igual para la búsqueda de vuelo y hotel. </text:p>
      <text:p text:style-name="P1">El pedido a la fachada por lo tanto en una sola llamada incluye los otros dos.</text:p>
      <text:p text:style-name="P1">No olvidemos implementar los casos de prueba necesarios para poder garantizar la calidad del código realizado.</text:p>
      <text:p text:style-name="Text_20_body"><text:line-break/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sans-serif"/>
    <style:font-face style:name="SourceSansPro" svg:font-family="SourceSansPr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3T11:39:41.794533881</meta:creation-date>
    <dc:date>2022-05-25T18:52:08.946447803</dc:date>
    <meta:editing-duration>PT2M20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9" meta:word-count="202" meta:character-count="1195" meta:non-whitespace-character-count="996"/>
  </office:meta>
</office:document-meta>
</file>